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54f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írus e A saúde humana</text:p>
      <text:p text:style-name="Text_20_body">Bactérias, protozoários e fungos são os principais causadores das doenças infecciosas humanas. Cada um desses grupos de seres vivos está relacionado a diferentes doenças, que se manifestam quando três fatores estão presentes: o agente etiológico, o modo de transmissão, que pode ocorrer de várias formas, e o hospedeiro. As doenças respiratórias, como a pneumonia, H1N1, gripe e resfriado, apresentam diferentes níveis de gravidade e características distintas.</text:p>
      <text:p text:style-name="Text_20_body">O resfriado é causado por rinovírus, um tipo de vírus diferente do que provoca a gripe. Os sintomas do resfriado são semelhantes aos da gripe e incluem coriza, espirros, dor de garganta e tosse. Geralmente, não causa febre alta e é uma infecção autolimitada, de gravidade baixa, afetando as vias respiratórias superiores.</text:p>
      <text:p text:style-name="Text_20_body">A gripe, por sua vez, é causada por variedades do influenzavírus, que são transmitidas de uma pessoa para outra por meio de secreções, como saliva expelida pelo ar. A gripe tem um grau de gravidade moderado, sendo uma infecção viral mais grave, com sintomas que incluem febre, dor no corpo, tosse, dor de garganta e fadiga. Pode levar a complicações, especialmente em grupos de risco.</text:p>
      <text:p text:style-name="Text_20_body">O vírus H1N1 possui características peculiares, sendo resultado da união do material genético proveniente de quatro tipos de vírus da gripe: o vírus da gripe humana, dois tipos de vírus da gripe suína e o vírus da gripe aviária. Todos esses vírus possuem RNA como material genético. A H1N1 é uma variante do vírus influenza, com grau de gravidade moderado a alto, capaz de causar uma gripe mais severa. Os sintomas são semelhantes aos da gripe comum, porém podem ser mais intensos, levando a complicações mais graves.</text:p>
      <text:p text:style-name="Text_20_body">Por fim, a pneumonia, com grau de gravidade alto, é uma infecção dos pulmões que pode ser causada por vários patógenos, incluindo bactérias e vírus. Os sintomas incluem febre, tosse com muco, dor no peito e dificuldade para respirar. Trata-se de uma condição grave que pode exigir hospitalização e tratamento intensiv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19:31:14.287000000</meta:creation-date>
    <meta:print-date>2024-08-25T19:52:41.067000000</meta:print-date>
    <meta:printed-by>Arquivos PDF</meta:printed-by>
    <dc:date>2024-08-25T19:52:54.931000000</dc:date>
    <meta:editing-duration>PT13S</meta:editing-duration>
    <meta:editing-cycles>1</meta:editing-cycles>
    <meta:document-statistic meta:table-count="0" meta:image-count="0" meta:object-count="0" meta:page-count="1" meta:paragraph-count="6" meta:word-count="326" meta:character-count="2023" meta:non-whitespace-character-count="1703"/>
    <meta:generator>LibreOffice/24.2.0.3$Windows_X86_64 LibreOffice_project/da48488a73ddd66ea24cf16bbc4f7b9c08e9bea1</meta:generator>
  </office:meta>
</office:document-meta>
</file>